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33cc66" draw:textarea-vertical-align="middle"/>
    </style:style>
    <style:style style:name="gr2" style:family="graphic" style:parent-style-name="standard">
      <style:graphic-properties svg:stroke-color="#000000" draw:fill="none" draw:fill-color="#33cc66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0.24cm" svg:height="0.24cm" svg:x="7.682cm" svg:y="12.961cm">
            <text:p/>
          </draw:circle>
          <draw:circle draw:style-name="gr1" draw:text-style-name="P1" draw:layer="layout" svg:width="0.24cm" svg:height="0.24cm" svg:x="7.681cm" svg:y="14.76cm">
            <text:p/>
          </draw:circle>
        </draw:g>
        <draw:g>
          <draw:circle draw:style-name="gr1" draw:text-style-name="P1" draw:layer="layout" svg:width="0.24cm" svg:height="0.24cm" svg:x="12.082cm" svg:y="12.961cm">
            <text:p/>
          </draw:circle>
          <draw:circle draw:style-name="gr1" draw:text-style-name="P1" draw:layer="layout" svg:width="0.24cm" svg:height="0.24cm" svg:x="12.081cm" svg:y="14.76cm">
            <text:p/>
          </draw:circle>
        </draw:g>
        <draw:g>
          <draw:circle draw:style-name="gr1" draw:text-style-name="P1" draw:layer="layout" svg:width="0.24cm" svg:height="0.24cm" draw:transform="rotate (-3.14159265358979) translate (10.82cm 5.12cm)">
            <text:p/>
          </draw:circle>
          <draw:circle draw:style-name="gr1" draw:text-style-name="P1" draw:layer="layout" svg:width="0.24cm" svg:height="0.24cm" draw:transform="rotate (-3.14159265358979) translate (9.42cm 5.12cm)">
            <text:p/>
          </draw:circle>
        </draw:g>
        <draw:path draw:style-name="gr2" draw:text-style-name="P1" draw:layer="layout" svg:width="7cm" svg:height="10.8cm" svg:x="6.5cm" svg:y="4.7cm" svg:viewBox="0 0 7001 10801" svg:d="M6806 5300c97 0 195 97 195 194v5112c0 97-98 195-195 195h-6612c-97 0-194-98-194-195v-5112c0-97 97-194 194-194h2306l300-300v-4399h-119c-91 0-181-91-181-181v-239c0-91 90-181 181-181h119 1400 119c91 0 182 90 182 181v239c0 90-91 181-182 181h-119v4399l301 3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15:32:13.13</meta:creation-date>
    <dc:date>2015-04-16T11:50:04.216000000</dc:date>
    <meta:editing-duration>P1DT11M3S</meta:editing-duration>
    <meta:editing-cycles>32</meta:editing-cycles>
    <meta:generator>LibreOffice/4.3.5.2$Windows_x86 LibreOffice_project/3a87456aaa6a95c63eea1c1b3201acedf0751bd5</meta:generator>
    <meta:print-date>2015-04-16T11:40:45.618000000</meta:print-date>
    <meta:document-statistic meta:object-count="10"/>
  </office:meta>
</office:document-meta>
</file>